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4000001833A7C48F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Inspiration-title">
      <style:graphic-properties draw:fill-color="#ffffff" fo:min-height="1.75cm" loext:decorative="false"/>
      <style:paragraph-properties style:writing-mode="lr-tb"/>
    </style:style>
    <style:style style:name="pr2" style:family="presentation" style:parent-style-name="Inspiration-subtitle">
      <style:graphic-properties draw:fill-color="#ffffff" fo:min-height="10cm" loext:decorative="false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>
          <draw:text-box>
            <text:p>Symulowanie zachowania pożaru lasu</text:p>
          </draw:text-box>
        </draw:frame>
        <draw:frame presentation:style-name="pr2" draw:text-style-name="P1" draw:layer="layout" svg:width="15.07cm" svg:height="10cm" svg:x="11.43cm" svg:y="3.75cm" presentation:class="subtitle" presentation:placeholder="true" presentation:user-transformed="true">
          <draw:text-box/>
        </draw:frame>
        <draw:frame draw:style-name="gr1" draw:text-style-name="P2" draw:layer="layout" svg:width="10.265cm" svg:height="10.238cm" svg:x="1.165cm" svg:y="3.512cm">
          <draw:image xlink:href="Pictures/1000000000000184000001833A7C48F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20:02:31.683041689</meta:creation-date>
    <meta:editing-duration>PT20M2S</meta:editing-duration>
    <meta:editing-cycles>2</meta:editing-cycles>
    <meta:generator>LibreOffice/24.2.7.2$Linux_X86_64 LibreOffice_project/420$Build-2</meta:generator>
    <dc:title>Inspiration</dc:title>
    <dc:date>2025-01-28T20:32:47.701789450</dc:date>
    <meta:document-statistic meta:object-count="33"/>
  </office:meta>
</office:document-meta>
</file>